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 PL UMing TW" svg:font-family="'AR PL UMing TW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T1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huNoGui是沒有圖型化介面的主要類別</text:p>
      <text:p text:style-name="Standard">包含Config, FilePlayer, Phone, Logger, QTimer</text:p>
      <text:p text:style-name="Standard"/>
      <text:p text:style-name="Standard">Ihu是有圖型化介面的主要類別</text:p>
      <text:p text:style-name="Standard">包含Phone, Logger, QTimer, LogViewer, TrayIcon, CallTab, Config</text:p>
      <text:p text:style-name="Standard"/>
      <text:p text:style-name="Standard">Blowfish是表示加解密的程式碼</text:p>
      <text:p text:style-name="Standard"/>
      <text:p text:style-name="Standard">CallTab只有在有視窗介面的IHU才會用到, 應該是處理多個Call視窗在切換時使用</text:p>
      <text:p text:style-name="Standard"/>
      <text:p text:style-name="Standard">Config是在處理預設的設定值, 預設的設定值檔案放在$HOME/.ihu.xml</text:p>
      <text:p text:style-name="Standard"/>
      <text:p text:style-name="Standard">Error各式各樣的錯誤，方便C++在catch錯誤</text:p>
      <text:p text:style-name="Standard"/>
      <text:p text:style-name="Standard">FilePlayer應該是在用來撥放檔案的部分, 介面的部分</text:p>
      <text:p text:style-name="Standard">包含Player, Ihu2Spx, Blowfish,, QTimer</text:p>
      <text:p text:style-name="Standard"/>
      <text:p text:style-name="Standard">Logger記錄訊息，像是打出的電話，接收的電話號碼之類的</text:p>
      <text:p text:style-name="Standard"/>
      <text:p text:style-name="Standard">LogViewer觀看Logger訊息檔案</text:p>
      <text:p text:style-name="Standard"/>
      <text:p text:style-name="Standard">Packet是表示IHU自己最定義的封包, 裡面有一些定義說明</text:p>
      <text:p text:style-name="Standard"/>
      <text:p text:style-name="Standard">Player是撥放音訊檔的類別</text:p>
      <text:p text:style-name="Standard"/>
      <text:p text:style-name="Standard">PlayerDialog是撥放音訊檔的視窗介面</text:p>
      <text:p text:style-name="Standard"/>
      <text:p text:style-name="Standard">PacketHandler是用來處理IHU自定的封包的類別</text:p>
      <text:p text:style-name="Standard"/>
      <text:p text:style-name="Standard"><text:span text:style-name="T1">Call</text:span>代表一個通電話類別</text:p>
      <text:p text:style-name="Standard">包含Rsa, Receiver, Transmitter, QTimer</text:p>
      <text:p text:style-name="Standard"/>
      <text:p text:style-name="Standard"><text:span text:style-name="T1">Phone</text:span>代表一個使用者，一個使用者可以有很多個Call</text:p>
      <text:p text:style-name="Standard">包含Recorder, Player, QTimer, 多個Call, TcpServer, QSocketNotifier</text:p>
      <text:p text:style-name="Standard"/>
      <text:p text:style-name="Standard"><text:span text:style-name="T1">Receiver</text:span>表示要接收由對方傳送過來的封包</text:p>
      <text:p text:style-name="Standard">包含QSocketNotifier, Blowfish, Rsa</text:p>
      <text:p text:style-name="Standard"/>
      <text:p text:style-name="Standard"><text:span text:style-name="T1">TcpServer</text:span>建立一個tcp base的介面, 當有連線要由外面送進來時，所要處理的事情</text:p>
      <text:p text:style-name="Standard"/>
      <text:p text:style-name="Standard"><text:span text:style-name="T1">Transmitter</text:span>主要是用來傳送IHU所自定的封包</text:p>
      <text:p text:style-name="Standard">Blowfish, Rsa, QTimer</text:p>
      <text:p text:style-name="Standard"/>
      <text:p text:style-name="Standard"><text:soft-page-break/>Record表示要記錄對方的聲音與自己的聲音</text:p>
      <text:p text:style-name="Standard"/>
      <text:p text:style-name="Standard">ring_sound記錄響鈴的資料格式</text:p>
      <text:p text:style-name="Standard"/>
      <text:p text:style-name="Standard">Rsa處理加解密的類別</text:p>
      <text:p text:style-name="Standard"/>
      <text:p text:style-name="Standard">Ihu2Spx處理由IHU的封包轉換成spx的封包</text:p>
      <text:p text:style-name="Standard"/>
      <text:p text:style-name="Standard">Settings應該是設定所有相關參數的視窗介面</text:p>
      <text:p text:style-name="Standard"/>
      <text:p text:style-name="Standard">trayicon可能是記錄所設定的封包格式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 PL UMing TW" svg:font-family="'AR PL UMing TW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 PL UMing TW" fo:font-size="12pt" fo:language="en" fo:country="US" style:letter-kerning="true" style:font-name-asian="Bitstream Vera Sans1" style:font-size-asian="10.5pt" style:language-asian="zh" style:country-asian="TW" style:font-name-complex="Bitstream Vera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Bitstream Vera Sans1" style:font-size-asian="14pt" style:font-name-complex="Bitstream Ver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en</meta:initial-creator>
    <meta:creation-date>2009-05-02T13:23:49</meta:creation-date>
    <dc:creator>ren</dc:creator>
    <dc:date>2009-05-02T14:43:51</dc:date>
    <meta:editing-cycles>21</meta:editing-cycles>
    <meta:editing-duration>PT1H12M24S</meta:editing-duration>
    <meta:user-defined meta:name="資訊 1"/>
    <meta:user-defined meta:name="資訊 2"/>
    <meta:user-defined meta:name="資訊 3"/>
    <meta:user-defined meta:name="資訊 4"/>
    <meta:document-statistic meta:table-count="0" meta:image-count="0" meta:object-count="0" meta:page-count="2" meta:paragraph-count="31" meta:word-count="286" meta:character-count="894"/>
  </office:meta>
</office:document-meta>
</file>